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c9bec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paragraph-rsid="002c9bec" fo:background-color="#ffff00"/>
    </style:style>
    <style:style style:name="P7" style:family="paragraph" style:parent-style-name="Standard">
      <style:text-properties officeooo:paragraph-rsid="002c9bec"/>
    </style:style>
    <style:style style:name="P8" style:family="paragraph" style:parent-style-name="Standard">
      <style:text-properties officeooo:rsid="002db645" officeooo:paragraph-rsid="002c9bec"/>
    </style:style>
    <style:style style:name="P9" style:family="paragraph" style:parent-style-name="Standard">
      <style:text-properties officeooo:rsid="002db645" officeooo:paragraph-rsid="002db645"/>
    </style:style>
    <style:style style:name="P10" style:family="paragraph" style:parent-style-name="Standard">
      <style:text-properties officeooo:paragraph-rsid="002db645"/>
    </style:style>
    <style:style style:name="P11" style:family="paragraph" style:parent-style-name="Standard">
      <style:text-properties officeooo:rsid="002db645" officeooo:paragraph-rsid="002db645" fo:background-color="transparent"/>
    </style:style>
    <style:style style:name="P12" style:family="paragraph" style:parent-style-name="Standard">
      <style:text-properties officeooo:paragraph-rsid="002db645" fo:background-color="transparent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officeooo:rsid="002db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de las siguientes opciones describe mejor la tecnología de expansión AGP (Accelerated Graphics Port)?</text:p>
      <text:p text:style-name="P4">a) Utiliza un bus de datos paralelo y transmisión paralela.</text:p>
      <text:p text:style-name="P6">b) Es una versión obsoleta de PCI utilizada exclusivamente para tarjetas de video.</text:p>
      <text:p text:style-name="P4">c) Ofrece una velocidad de transferencia de datos más baja que PCI.</text:p>
      <text:p text:style-name="P4">d) Utiliza un conector de 64 pines para la conexión de dispositivos.</text:p>
      <text:p text:style-name="P10"/>
      <text:p text:style-name="P10"><text:span text:style-name="T6">Fuente: <text:s text:c="2"/></text:span><text:a xlink:type="simple" xlink:href="https://es.wikipedia.org/wiki/PCI_Express" text:style-name="Internet_20_link" text:visited-style-name="Visited_20_Internet_20_Link"><text:span text:style-name="T6">https://es.wikipedia.org/wiki/PCI_Express</text:span></text:a></text:p>
      <text:p text:style-name="P4"/>
      <text:p text:style-name="P4"/>
      <text:p text:style-name="P4"/>
      <text:p text:style-name="P4">¿Cuántos pines tiene un conector PCIe x4, que se utiliza para tarjetas de expansión de velocidad moderada?</text:p>
      <text:p text:style-name="P4">a) 32.</text:p>
      <text:p text:style-name="P6">b) 64.</text:p>
      <text:p text:style-name="P4">c) 128.</text:p>
      <text:p text:style-name="P4">d) 164.</text:p>
      <text:p text:style-name="P4"/>
      <text:p text:style-name="P8">fuente: <text:s text:c="2"/>https://www.xataka.com/basics/pci-express-que-sirve-que-tipos-versiones-hay</text:p>
      <text:p text:style-name="P4"/>
      <text:p text:style-name="P4"/>
      <text:p text:style-name="P4"/>
      <text:p text:style-name="P4"/>
      <text:p text:style-name="P4">¿Cuál de las siguientes opciones describe mejor la tecnología de expansión VESA Local Bus (VLB)?</text:p>
      <text:p text:style-name="P4">a) Utiliza un bus de 64 bits y transmisión serie.</text:p>
      <text:p text:style-name="P4">b) Fue desarrollada para reemplazar USB en la conexión de periféricos.</text:p>
      <text:p text:style-name="P4">c) Es una versión mejorada de PCI con mayor velocidad.</text:p>
      <text:p text:style-name="P6">d) Fue utilizada principalmente en computadoras de la década de 1990.</text:p>
      <text:p text:style-name="P6">ene un slot de expansión PCI estándar?</text:p>
      <text:p text:style-name="P6"/>
      <text:p text:style-name="P4"><text:span text:style-name="T6">fuente: <text:s text:c="2"/>https://es.wikipedia.org/wiki/VESA_Local_Bus</text:span></text:p>
      <text:p text:style-name="P4"/>
      <text:p text:style-name="P4"/>
      <text:p text:style-name="P4">¿Cuál de las siguientes opciones describe mejor la tecnología de expansión PCIe (Peripheral Component Interconnect Express)?</text:p>
      <text:p text:style-name="P4">a) Utiliza un bus de datos paralelo y transmisión serie.</text:p>
      <text:p text:style-name="P4">b) Fue desarrollada para reemplazar USB en la conexión de periféricos.</text:p>
      <text:p text:style-name="P6">c) Ofrece una mayor velocidad y flexibilidad en comparación con PCI y AGP.</text:p>
      <text:p text:style-name="P6">d) Utiliza un conector de 32 pines para la conexión de dispositivos.</text:p>
      <text:p text:style-name="P6"/>
      <text:p text:style-name="P11">Fuente: <text:s text:c="3"/>https://www.dell.com/support/kbdoc/es-es/000123517/qu%C3%A9-es-pci-y-pci-express-kb-art%C3%ADculo-161614</text:p>
      <text:p text:style-name="P4"><text:soft-page-break/></text:p>
      <text:p text:style-name="P4">¿Cuántos pines tiene un conector PCIe x8, que se utiliza para tarjetas de expansión de velocidad moderada?</text:p>
      <text:p text:style-name="P4">a) 32.</text:p>
      <text:p text:style-name="P6">b) 64.</text:p>
      <text:p text:style-name="P4">c) 128.</text:p>
      <text:p text:style-name="P4">d) 164.</text:p>
      <text:p text:style-name="P4"/>
      <text:p text:style-name="P10"><text:span text:style-name="T6">fuente: <text:s text:c="2"/>https://es.wikipedia.org/wiki/PCI_Express</text:span></text:p>
      <text:p text:style-name="P4"/>
      <text:p text:style-name="P4"/>
      <text:p text:style-name="P4"/>
      <text:p text:style-name="P4">¿Cuál de las siguientes opciones describe mejor la tecnología de expansión AGP (Accelerated Graphics Port)?</text:p>
      <text:p text:style-name="P4">a) Utiliza un bus de datos paralelo y transmisión paralela.</text:p>
      <text:p text:style-name="P6">b) Es una versión obsoleta de PCI utilizada exclusivamente para tarjetas de video.</text:p>
      <text:p text:style-name="P4">c) Ofrece una velocidad de transferencia de datos más baja que PCI.</text:p>
      <text:p text:style-name="P4">d) Utiliza un conector de 64 pines para la conexión de dispositivos.</text:p>
      <text:p text:style-name="P4"/>
      <text:p text:style-name="P10"><text:span text:style-name="T6">Fuente: <text:s text:c="2"/></text:span>https://en.wikipedia.org/wiki/Accelerated_Graphics_Port</text:p>
      <text:p text:style-name="P4"/>
      <text:p text:style-name="P4"/>
      <text:p text:style-name="P4"/>
      <text:p text:style-name="P4">¿Cuántos pines tiene un conector PCIe x16, que es comúnmente utilizado para tarjetas de video de alto rendimiento?</text:p>
      <text:p text:style-name="P4">a) 32.</text:p>
      <text:p text:style-name="P4">b) 64.</text:p>
      <text:p text:style-name="P4">c) 128.</text:p>
      <text:p text:style-name="P6">d) 164.</text:p>
      <text:p text:style-name="P6"/>
      <text:p text:style-name="P6"/>
      <text:p text:style-name="P11">fuente: <text:s text:c="2"/>https://www.xataka.com/basics/pci-express-que-sirve-que-tipos-versiones-hay</text:p>
      <text:p text:style-name="P4"/>
      <text:p text:style-name="P4"/>
      <text:p text:style-name="P4"/>
      <text:p text:style-name="P4">¿Cuál de las siguientes opciones describe mejor la tecnología de expansión VESA Local Bus (VLB)?</text:p>
      <text:p text:style-name="P4">a) Utiliza un bus de 64 bits y transmisión serie.</text:p>
      <text:p text:style-name="P4">b) Fue desarrollada para reemplazar USB en la conexión de periféricos.</text:p>
      <text:p text:style-name="P4">c) Es una versión mejorada de PCI con mayor velocidad.</text:p>
      <text:p text:style-name="P6">d) Fue utilizada principalmente en computadoras de la década de 1990.</text:p>
      <text:p text:style-name="P12"/>
      <text:p text:style-name="P12"/>
      <text:p text:style-name="P12"><text:span text:style-name="T6">fuente: <text:s text:c="2"/>https://es.wikipedia.org/wiki/VESA_Local_Bus</text:span></text:p>
      <text:p text:style-name="P6"/>
      <text:p text:style-name="P6"/>
      <text:p text:style-name="P4"/>
      <text:p text:style-name="P4"><text:soft-page-break/>¿Cuántos pines tiene un conector PCIe x1, que se utiliza comúnmente para tarjetas de expansión de baja velocidad?</text:p>
      <text:p text:style-name="P6">a) 32.</text:p>
      <text:p text:style-name="P4">b) 64.</text:p>
      <text:p text:style-name="P4">c) 128.</text:p>
      <text:p text:style-name="P4">d) 164.</text:p>
      <text:p text:style-name="P4"/>
      <text:p text:style-name="P10"><text:span text:style-name="T6">fuente: <text:s text:c="2"/>https://es.wikipedia.org/wiki/PCI_Express</text:span></text:p>
      <text:p text:style-name="P4"/>
      <text:p text:style-name="P4"/>
      <text:p text:style-name="P4"/>
      <text:p text:style-name="P4">¿Cuál de las siguientes opciones describe mejor la tecnología de expansión PCI Express (PCIe)?</text:p>
      <text:p text:style-name="P4">a) Utiliza un bus de datos paralelo y transmisión paralela.</text:p>
      <text:p text:style-name="P4">b) Fue desarrollada para reemplazar USB en la conexión de periféricos.</text:p>
      <text:p text:style-name="P6">c) Ofrece una mayor velocidad y flexibilidad en comparación con PCI y AGP.</text:p>
      <text:p text:style-name="P4">d) Utiliza un conector de 32 pines para la conexión de dispositivos.</text:p>
      <text:p text:style-name="P4"/>
      <text:p text:style-name="P4"/>
      <text:p text:style-name="P9">Fuente: <text:s text:c="2"/>https://es.wikipedia.org/wiki/PCI_Express</text:p>
      <text:p text:style-name="P4"/>
      <text:p text:style-name="P4">¿Cuántos pines tiene un conector PCIe x4, que se utiliza para tarjetas de expansión de velocidad moderada?</text:p>
      <text:p text:style-name="P4">a) 32.</text:p>
      <text:p text:style-name="P6">b) 64.</text:p>
      <text:p text:style-name="P4">c) 128.</text:p>
      <text:p text:style-name="P4">d) 164.</text:p>
      <text:p text:style-name="P4"/>
      <text:p text:style-name="P9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9"/>
      <text:p text:style-name="P9"/>
      <text:p text:style-name="P4"/>
      <text:p text:style-name="P4">¿Cuál de las siguientes opciones describe mejor la tecnología de expansión ISA (Industry Standard Architecture)?</text:p>
      <text:p text:style-name="P4">a) Utiliza un bus de 32 bits y transmisión serie.</text:p>
      <text:p text:style-name="P4">b) Fue reemplazada por PCI debido a su baja velocidad.</text:p>
      <text:p text:style-name="P6">c) Utiliza un bus de 16 bits y transmisión paralela.</text:p>
      <text:p text:style-name="P4">d) Es una tecnología exclusiva de computadoras Apple.</text:p>
      <text:p text:style-name="P4"/>
      <text:p text:style-name="P9">Fuente: <text:s text:c="2"/>https://en.wikipedia.org/wiki/Industry_Standard_Architecture</text:p>
      <text:p text:style-name="P4"/>
      <text:p text:style-name="P4"/>
      <text:p text:style-name="P4"/>
      <text:p text:style-name="P4"/>
      <text:p text:style-name="P4">¿Cuántos pines tiene un conector PCIe x8, que se utiliza para tarjetas de expansión de velocidad moderada?</text:p>
      <text:p text:style-name="P4">a) 32.</text:p>
      <text:p text:style-name="P4">b) 64.</text:p>
      <text:p text:style-name="P6"><text:soft-page-break/>c) 128.</text:p>
      <text:p text:style-name="P4">d) 164.</text:p>
      <text:p text:style-name="P4"/>
      <text:p text:style-name="P9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9"/>
      <text:p text:style-name="P4"/>
      <text:p text:style-name="P4"/>
      <text:p text:style-name="P4">¿Cuál de las siguientes opciones describe mejor la tecnología de expansión PCI (Peripheral Component Interconnect)?</text:p>
      <text:p text:style-name="P4">a) Utiliza un bus de 16 bits y transmisión paralela.</text:p>
      <text:p text:style-name="P4">b) Es una tecnología obsoleta y ya no se utiliza.</text:p>
      <text:p text:style-name="P4">c) Utiliza un bus de 32 bits y transmisión serie.</text:p>
      <text:p text:style-name="P6">d) Es un estándar común para conectar periféricos a la placa base.</text:p>
      <text:p text:style-name="P6"/>
      <text:p text:style-name="P6"/>
      <text:p text:style-name="P11">Fuente: <text:s text:c="2"/>https://en.wikipedia.org/wiki/Industry_Standard_Architecture</text:p>
      <text:p text:style-name="P4"/>
      <text:p text:style-name="P4"/>
      <text:p text:style-name="P4"/>
      <text:p text:style-name="P4">¿Cuántos pines tiene un conector PCIe x16, que es comúnmente utilizado para tarjetas de video de alto rendimiento?</text:p>
      <text:p text:style-name="P4">a) 32.</text:p>
      <text:p text:style-name="P4">b) 64.</text:p>
      <text:p text:style-name="P4">c) 128.</text:p>
      <text:p text:style-name="P6">d) 164.</text:p>
      <text:p text:style-name="P6"/>
      <text:p text:style-name="P6"/>
      <text:p text:style-name="P11">fuente: <text:s text:c="2"/>https://es.wikipedia.org/wiki/PCI_Express</text:p>
      <text:p text:style-name="P6"/>
      <text:p text:style-name="P6"/>
      <text:p text:style-name="P4"/>
      <text:p text:style-name="P4">¿Cuál de las siguientes opciones describe mejor la tecnología de expansión AGP (Accelerated Graphics Port)?</text:p>
      <text:p text:style-name="P4">a) Utiliza un bus de datos paralelo y transmisión paralela.</text:p>
      <text:p text:style-name="P6">b) Es una versión obsoleta de PCI utilizada exclusivamente para tarjetas de video.</text:p>
      <text:p text:style-name="P4">c) Ofrece una velocidad de transferencia de datos más baja que PCI.</text:p>
      <text:p text:style-name="P4">d) Utiliza un conector de 64 pines para la conexión de dispositivos.</text:p>
      <text:p text:style-name="P4"/>
      <text:p text:style-name="P9">Fuente: <text:s text:c="2"/>https://es.wikipedia.org/wiki/Accelerated_Graphics_Port</text:p>
      <text:p text:style-name="P4"/>
      <text:p text:style-name="P4"/>
      <text:p text:style-name="P4"/>
      <text:p text:style-name="P4"/>
      <text:p text:style-name="P4">¿Cuántos pines tiene un slot de expansión PCI estándar?</text:p>
      <text:p text:style-name="P4">a) 32.</text:p>
      <text:p text:style-name="P4">b) 64.</text:p>
      <text:p text:style-name="P6">c) 128.</text:p>
      <text:p text:style-name="P4"><text:soft-page-break/>d) 16.</text:p>
      <text:p text:style-name="P4"/>
      <text:p text:style-name="P4"/>
      <text:p text:style-name="P9">fuente: <text:s text:c="2"/>https://www.xataka.com/basics/pci-express-que-sirve-que-tipos-versiones-hay</text:p>
      <text:p text:style-name="P4"/>
      <text:p text:style-name="P4"/>
      <text:p text:style-name="P4"/>
      <text:p text:style-name="P4"/>
      <text:p text:style-name="P4">¿Cuál de las siguientes opciones describe mejor la tecnología de expansión VESA Local Bus (VLB)?</text:p>
      <text:p text:style-name="P4">a) Utiliza un bus de 64 bits y transmisión serie.</text:p>
      <text:p text:style-name="P4">b) Fue desarrollada para reemplazar USB en la conexión de periféricos.</text:p>
      <text:p text:style-name="P4">c) Es una versión mejorada de PCI con mayor velocidad.</text:p>
      <text:p text:style-name="P6">d) Fue utilizada principalmente en computadoras de la década de 1990.</text:p>
      <text:p text:style-name="P6"/>
      <text:p text:style-name="P6"/>
      <text:p text:style-name="P11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11"/>
      <text:p text:style-name="P11"/>
      <text:p text:style-name="P4"/>
      <text:p text:style-name="P4">¿Cuántos pines tiene un conector PCIe x1, que se utiliza comúnmente para tarjetas de expansión de baja velocidad?</text:p>
      <text:p text:style-name="P6">a) 32.</text:p>
      <text:p text:style-name="P4">b) 64.</text:p>
      <text:p text:style-name="P4">c) 128.</text:p>
      <text:p text:style-name="P4">d) 164.</text:p>
      <text:p text:style-name="P4"/>
      <text:p text:style-name="P4"/>
      <text:p text:style-name="P9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9"/>
      <text:p text:style-name="P9"/>
      <text:p text:style-name="P9"/>
      <text:p text:style-name="P4"/>
      <text:p text:style-name="P4">¿Cuál de las siguientes opciones describe mejor la tecnología de expansión PCI Express (PCIe)?</text:p>
      <text:p text:style-name="P4">a) Utiliza un bus de datos paralelo y transmisión paralela.</text:p>
      <text:p text:style-name="P4">b) Fue desarrollada para reemplazar USB en la conexión de periféricos.</text:p>
      <text:p text:style-name="P6">c) Ofrece una mayor velocidad y flexibilidad en comparación con PCI y AGP.</text:p>
      <text:p text:style-name="P4">d) Utiliza un conector de 32 pines para la conexión de dispositivos.</text:p>
      <text:p text:style-name="P4"/>
      <text:p text:style-name="P4"/>
      <text:p text:style-name="P9">fuente: <text:s text:c="2"/>https://es.wikipedia.org/wiki/PCI_Express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¿Cuántos pines tiene un conector PCIe x4, que se utiliza para tarjetas de expansión de velocidad moderada?</text:p>
      <text:p text:style-name="P4">a) 32.</text:p>
      <text:p text:style-name="P6">b) 64.</text:p>
      <text:p text:style-name="P4">c) 128.</text:p>
      <text:p text:style-name="P4">d) 164.</text:p>
      <text:p text:style-name="P4"/>
      <text:p text:style-name="P10"><text:span text:style-name="T6">fuente: <text:s text:c="2"/>https://www.profesionalreview.com/2018/12/10/conectores-pci-express-x16-x8-x4-y-x1/</text:span></text:p>
      <text:p text:style-name="P4"/>
      <text:p text:style-name="P4"/>
      <text:p text:style-name="P4"/>
      <text:p text:style-name="P4">¿Cuál de las siguientes opciones describe mejor la tecnología de expansión ISA (Industry Standard Architecture)?</text:p>
      <text:p text:style-name="P4">a) Utiliza un bus de 32 bits y transmisión serie.</text:p>
      <text:p text:style-name="P4">b) Fue reemplazada por PCI debido a su baja velocidad.</text:p>
      <text:p text:style-name="P6">c) Utiliza un bus de 16 bits y transmisión paralela.</text:p>
      <text:p text:style-name="P4">d) Es una tecnología exclusiva de computadoras Apple.</text:p>
      <text:p text:style-name="P4"/>
      <text:p text:style-name="P4"/>
      <text:p text:style-name="P9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9"/>
      <text:p text:style-name="P9"/>
      <text:p text:style-name="P9"/>
      <text:p text:style-name="P4">¿Cuántos pines tiene un conector PCIe x8, que se utiliza para tarjetas de expansión de velocidad moderada?</text:p>
      <text:p text:style-name="P4">a) 32.</text:p>
      <text:p text:style-name="P4">b) 64.</text:p>
      <text:p text:style-name="P6">c) 128.</text:p>
      <text:p text:style-name="P4">d) 164.</text:p>
      <text:p text:style-name="P4"/>
      <text:p text:style-name="P4"/>
      <text:p text:style-name="P9">fuente: <text:s text:c="2"/>https://es.wikipedia.org/wiki/PCI_Expres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6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6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14:22.876000000</dc:date>
    <meta:editing-duration>PT8H19M2S</meta:editing-duration>
    <meta:editing-cycles>21</meta:editing-cycles>
    <meta:generator>LibreOffice/7.6.3.2$Windows_X86_64 LibreOffice_project/29d686fea9f6705b262d369fede658f824154cc0</meta:generator>
    <meta:document-statistic meta:table-count="0" meta:image-count="0" meta:object-count="0" meta:page-count="6" meta:paragraph-count="144" meta:word-count="1076" meta:character-count="7498" meta:non-whitespace-character-count="6516"/>
  </office:meta>
</office:document-meta>
</file>